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nte:</text:p>
      <text:p text:style-name="P1"><text:span text:style-name="T1">-présente des idées de recettes pour vendre ses produits</text:span> </text:p>
      <text:p text:style-name="P1">-vendre : <text:span text:style-name="T1">multitude d’ingrédients, mais aussi des ustensiles</text:span> </text:p>
      <text:p text:style-name="P1">-<text:span text:style-name="T1">recette donnée(quantités nécessaires), d'ingrédients </text:span></text:p>
      <text:p text:style-name="P1"><text:span text:style-name="T1"/></text:p>
      <text:p text:style-name="P1"><text:span text:style-name="T1">Avis:</text:span></text:p>
      <text:p text:style-name="P1"><text:span text:style-name="T1">-recette est écrite par un chef pâtissie (illustré)</text:span></text:p>
      <text:p text:style-name="P1"><text:span text:style-name="T1">-Les utilisateurs : des notes aux recettes, ajouter un commentaire. </text:span></text:p>
      <text:p text:style-name="P1"><text:span text:style-name="T1">-profil: voir la liste des recettes qu’il a noté</text:span></text:p>
      <text:p text:style-name="P1"><text:span text:style-name="T1"/></text:p>
      <text:p text:style-name="P1"><text:span text:style-name="T1">Objectif: </text:span></text:p>
      <text:p text:style-name="P1"><text:span text:style-name="T1">cibler les recettes à succès, et d’y adapter nos propositions </text:span></text:p>
      <text:p text:style-name="P1"><text:span text:style-name="T1"/></text:p>
      <text:p text:style-name="P1"><text:span text:style-name="T1">Sections:</text:span></text:p>
      <text:p text:style-name="P1"><text:span text:style-name="T1">-“Nos Suggestions” :</text:span></text:p>
      <text:p text:style-name="P1"><text:span text:style-name="T1"><text:tab/>recette aléatoire, suivant d'ingrédients choisis. (Sweep or Keep) </text:span></text:p>
      <text:p text:style-name="P1"><text:span text:style-name="T1">-"Recettes ":</text:span></text:p>
      <text:p text:style-name="P1"><text:span text:style-name="T1"><text:tab/>rangées par tags, barre de recherche </text:span></text:p>
      <text:p text:style-name="P1"><text:span text:style-name="T1">-"Détail de recette ":</text:span></text:p>
      <text:p text:style-name="P1"><text:span text:style-name="T1"><text:tab/>les utilisateurs pourront ajouter un commentaire ou/et une note. </text:span></text:p>
      <text:p text:style-name="P1"><text:span text:style-name="T1">-“Marché” :</text:span></text:p>
      <text:p text:style-name="P1"><text:span text:style-name="T1"><text:tab/>acheter directement les articles dans un catalogue</text:span></text:p>
      <text:p text:style-name="P1"><text:span text:style-name="T1"><text:tab/>barre de recherche </text:span></text:p>
      <text:p text:style-name="P1"><text:span text:style-name="T1"><text:tab/>Si rupture : visible avec une mention : “momentanément indisponible” </text:span></text:p>
      <text:p text:style-name="P1"><text:span text:style-name="T1">-"Détails article":</text:span></text:p>
      <text:p text:style-name="P1"><text:span text:style-name="T1"><text:tab/>chaque article de type ingrédient, on propose une liste de recettes </text:span></text:p>
      <text:p text:style-name="P1"><text:span text:style-name="T1">-"Accueil":</text:span></text:p>
      <text:p text:style-name="P1"><text:span text:style-name="T1"><text:tab/>*section historique : 5 dernières recettes </text:span></text:p>
      <text:p text:style-name="P1"><text:span text:style-name="T1"/></text:p>
      <text:p text:style-name="P1"><text:span text:style-name="T1"/></text:p>
      <text:p text:style-name="P1"><text:span text:style-name="T1">Design: thème = Patisserie </text:span></text:p>
      <text:p text:style-name="P1"><text:span text:style-name="T1"/></text:p>
      <text:p text:style-name="P1"><text:span text:style-name="T2">Point d’attention</text:span><text:span text:style-name="T1"> :</text:span></text:p>
      <text:p text:style-name="P1"><text:span text:style-name="T1"><text:tab/>-informations sur site et en bdd responsives</text:span></text:p>
      <text:p text:style-name="P1"><text:span text:style-name="T1"><text:tab/>-sauvegarde panier en local storage(not cookies)</text:span></text:p>
      <text:p text:style-name="P1"><text:span text:style-name="T1"><text:tab/>-si carte valide, paiements valide(algorithme de Luhn)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15S</meta:editing-duration>
    <meta:editing-cycles>3</meta:editing-cycles>
    <meta:generator>OpenOffice/4.1.11$Win32 OpenOffice.org_project/4111m1$Build-9808</meta:generator>
    <dc:date>2022-05-06T19:16:38.36</dc:date>
    <meta:document-statistic meta:table-count="0" meta:image-count="0" meta:object-count="0" meta:page-count="1" meta:paragraph-count="30" meta:word-count="163" meta:character-count="1147"/>
    <dc:creator>Pok Umpi</dc:creator>
    <meta:user-defined meta:name="Info 1"/>
    <meta:user-defined meta:name="Info 2"/>
    <meta:user-defined meta:name="Info 3"/>
    <meta:user-defined meta:name="Info 4"/>
  </office:meta>
</office:document-meta>
</file>